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ExtensionHandl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ExtensionHandler.startElement( String uri , String localName , String qName , Attributes attribut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FPExtensionHandler.endElement( String uri , String localName , String q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FPExtensionHandl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FPExtensionHandle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ExtensionHandler.setObjectBuiltListener( ObjectBuiltListener list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